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 Light" svg:font-family="'Calibri Light'"/>
    <style:font-face style:name="OpenSymbol" svg:font-family="OpenSymbol"/>
    <style:font-face style:name="verdana" svg:font-family="verdana, Arial, sans-serif"/>
    <style:font-face style:name="Arial2" svg:font-family="Arial" style:font-family-generic="swiss"/>
    <style:font-face style:name="Calibri1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009cm" fo:margin-left="0cm" fo:margin-right="-0.009cm" table:align="margins"/>
    </style:style>
    <style:style style:name="Tabella1.A" style:family="table-column">
      <style:table-column-properties style:column-width="2.494cm" style:rel-column-width="9609*"/>
    </style:style>
    <style:style style:name="Tabella1.B" style:family="table-column">
      <style:table-column-properties style:column-width="4.436cm" style:rel-column-width="17092*"/>
    </style:style>
    <style:style style:name="Tabella1.C" style:family="table-column">
      <style:table-column-properties style:column-width="3.632cm" style:rel-column-width="13993*"/>
    </style:style>
    <style:style style:name="Tabella1.D" style:family="table-column">
      <style:table-column-properties style:column-width="4.172cm" style:rel-column-width="16072*"/>
    </style:style>
    <style:style style:name="Tabella1.E" style:family="table-column">
      <style:table-column-properties style:column-width="2.275cm" style:rel-column-width="8769*"/>
    </style:style>
    <style:style style:name="Tabella1.1" style:family="table-row">
      <style:table-row-properties style:min-row-height="0.601cm"/>
    </style:style>
    <style:style style:name="Tabella1.A1" style:family="table-cell">
      <style:table-cell-properties fo:background-color="#cccccc" fo:padding="0.097cm" fo:border="0.035cm solid #000000">
        <style:background-image/>
      </style:table-cell-properties>
    </style:style>
    <style:style style:name="Tabella1.A2" style:family="table-cell">
      <style:table-cell-properties fo:background-color="#cccccc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Tabella1.A3" style:family="table-cell">
      <style:table-cell-properties fo:padding="0.097cm" fo:border-left="0.035cm solid #000000" fo:border-right="none" fo:border-top="none" fo:border-bottom="0.035cm solid #000000"/>
    </style:style>
    <style:style style:name="Tabella1.C3" style:family="table-cell" style:data-style-name="N0">
      <style:table-cell-properties style:vertical-align="middle" fo:padding="0.097cm" fo:border-left="0.035cm solid #000000" fo:border-right="none" fo:border-top="none" fo:border-bottom="0.035cm solid #000000"/>
    </style:style>
    <style:style style:name="Tabella1.E3" style:family="table-cell" style:data-style-name="N0">
      <style:table-cell-properties style:vertical-align="middle" fo:padding="0.097cm" fo:border-left="0.035cm solid #000000" fo:border-right="0.035cm solid #000000" fo:border-top="none" fo:border-bottom="0.035cm solid #000000"/>
    </style:style>
    <style:style style:name="Tabella1.A5" style:family="table-cell">
      <style:table-cell-properties fo:padding="0.097cm" fo:border-left="0.035cm solid #000000" fo:border-right="none" fo:border-top="none" fo:border-bottom="0.002cm solid #000000"/>
    </style:style>
    <style:style style:name="Tabella1.B5" style:family="table-cell">
      <style:table-cell-properties fo:padding="0.097cm" fo:border-left="0.035cm solid #000000" fo:border-right="none" fo:border-top="0.035cm solid #000000" fo:border-bottom="0.018cm solid #000000"/>
    </style:style>
    <style:style style:name="Tabella1.C5" style:family="table-cell" style:data-style-name="N0">
      <style:table-cell-properties fo:padding="0.097cm" fo:border-left="0.018cm solid #000000" fo:border-right="none" fo:border-top="0.035cm solid #000000" fo:border-bottom="0.018cm solid #000000"/>
    </style:style>
    <style:style style:name="Tabella1.E5" style:family="table-cell" style:data-style-name="N0">
      <style:table-cell-properties fo:padding="0.097cm" fo:border-left="0.018cm solid #000000" fo:border-right="0.035cm solid #000000" fo:border-top="0.035cm solid #000000" fo:border-bottom="0.018cm solid #000000"/>
    </style:style>
    <style:style style:name="Tabella1.B6" style:family="table-cell">
      <style:table-cell-properties fo:padding="0.097cm" fo:border-left="0.035cm solid #000000" fo:border-right="none" fo:border-top="none" fo:border-bottom="0.018cm solid #000000"/>
    </style:style>
    <style:style style:name="Tabella1.C6" style:family="table-cell" style:data-style-name="N0">
      <style:table-cell-properties fo:padding="0.097cm" fo:border-left="0.018cm solid #000000" fo:border-right="none" fo:border-top="none" fo:border-bottom="0.018cm solid #000000"/>
    </style:style>
    <style:style style:name="Tabella1.B7" style:family="table-cell">
      <style:table-cell-properties fo:background-color="#cccccc" fo:padding="0.097cm" fo:border-left="0.035cm solid #000000" fo:border-right="none" fo:border-top="none" fo:border-bottom="0.035cm solid #000000">
        <style:background-image/>
      </style:table-cell-properties>
    </style:style>
    <style:style style:name="Tabella1.C7" style:family="table-cell" style:data-style-name="N11">
      <style:table-cell-properties fo:background-color="#dddddd" fo:padding="0.097cm" fo:border-left="0.018cm solid #000000" fo:border-right="none" fo:border-top="none" fo:border-bottom="0.035cm solid #000000">
        <style:background-image/>
      </style:table-cell-properties>
    </style:style>
    <style:style style:name="Tabella1.C21" style:family="table-cell" style:data-style-name="N100">
      <style:table-cell-properties fo:background-color="#dddddd" fo:padding="0.097cm" fo:border-left="0.018cm solid #000000" fo:border-right="none" fo:border-top="none" fo:border-bottom="0.035cm solid #000000">
        <style:background-image/>
      </style:table-cell-properties>
    </style:style>
    <style:style style:name="Tabella1.30" style:family="table-row">
      <style:table-row-properties style:min-row-height="0.563cm"/>
    </style:style>
    <style:style style:name="Tabella1.C32" style:family="table-cell" style:data-style-name="N0">
      <style:table-cell-properties fo:background-color="#dddddd" fo:padding="0.097cm" fo:border-left="0.018cm solid #000000" fo:border-right="none" fo:border-top="none" fo:border-bottom="0.035cm solid #000000">
        <style:background-image/>
      </style:table-cell-properties>
    </style:style>
    <style:style style:name="Tabella1.A36" style:family="table-cell">
      <style:table-cell-properties fo:background-color="#cccccc" fo:padding="0.097cm" fo:border-left="0.035cm solid #000000" fo:border-right="none" fo:border-top="0.035cm solid #000000" fo:border-bottom="0.035cm solid #000000">
        <style:background-image/>
      </style:table-cell-properties>
    </style:style>
    <style:style style:name="Tabella1.C36" style:family="table-cell" style:data-style-name="N11">
      <style:table-cell-properties fo:background-color="#cccccc" fo:padding="0.097cm" fo:border-left="0.035cm solid #000000" fo:border-right="none" fo:border-top="0.035cm solid #000000" fo:border-bottom="0.035cm solid #000000">
        <style:background-image/>
      </style:table-cell-properties>
    </style:style>
    <style:style style:name="Tabella1.E36" style:family="table-cell" style:data-style-name="N11">
      <style:table-cell-properties fo:background-color="#cccccc" fo:padding="0.097cm" fo:border="0.035cm solid #000000">
        <style:background-image/>
      </style:table-cell-properties>
    </style:style>
    <style:style style:name="Tabella1.A37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1.A38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1.A3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" style:family="table">
      <style:table-properties style:width="17.272cm" fo:margin-left="-0.118cm" fo:margin-right="-0.153cm" table:align="margins" style:shadow="none"/>
    </style:style>
    <style:style style:name="Tabella2.A" style:family="table-column">
      <style:table-column-properties style:column-width="3.725cm" style:rel-column-width="14135*"/>
    </style:style>
    <style:style style:name="Tabella2.B" style:family="table-column">
      <style:table-column-properties style:column-width="2.958cm" style:rel-column-width="11223*"/>
    </style:style>
    <style:style style:name="Tabella2.C" style:family="table-column">
      <style:table-column-properties style:column-width="3.318cm" style:rel-column-width="12588*"/>
    </style:style>
    <style:style style:name="Tabella2.D" style:family="table-column">
      <style:table-column-properties style:column-width="1.956cm" style:rel-column-width="7422*"/>
    </style:style>
    <style:style style:name="Tabella2.E" style:family="table-column">
      <style:table-column-properties style:column-width="0.132cm" style:rel-column-width="501*"/>
    </style:style>
    <style:style style:name="Tabella2.F" style:family="table-column">
      <style:table-column-properties style:column-width="1.115cm" style:rel-column-width="4229*"/>
    </style:style>
    <style:style style:name="Tabella2.G" style:family="table-column">
      <style:table-column-properties style:column-width="2.036cm" style:rel-column-width="7723*"/>
    </style:style>
    <style:style style:name="Tabella2.H" style:family="table-column">
      <style:table-column-properties style:column-width="0.071cm" style:rel-column-width="267*"/>
    </style:style>
    <style:style style:name="Tabella2.I" style:family="table-column">
      <style:table-column-properties style:column-width="1.963cm" style:rel-column-width="7447*"/>
    </style:style>
    <style:style style:name="Tabella2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ella2.A2" style:family="table-cell">
      <style:table-cell-properties style:vertical-align="middle" fo:background-color="#cccccc" fo:padding="0.097cm" fo:border-left="0.035cm solid #000000" fo:border-right="0.035cm solid #000000" fo:border-top="none" fo:border-bottom="0.002cm solid #000000">
        <style:background-image/>
      </style:table-cell-properties>
    </style:style>
    <style:style style:name="Tabella2.A3" style:family="table-cell">
      <style:table-cell-properties style:vertical-align="middle" fo:background-color="#cccccc" fo:padding="0.097cm" fo:border-left="0.035cm solid #000000" fo:border-right="none" fo:border-top="none" fo:border-bottom="0.002cm solid #000000">
        <style:background-image/>
      </style:table-cell-properties>
    </style:style>
    <style:style style:name="Tabella2.B3" style:family="table-cell">
      <style:table-cell-properties style:vertical-align="middle"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la2.G3" style:family="table-cell">
      <style:table-cell-properties style:vertical-align="middle" fo:background-color="#cccccc" fo:padding="0.097cm" fo:border-left="0.002cm solid #000000" fo:border-right="0.035cm solid #000000" fo:border-top="none" fo:border-bottom="0.002cm solid #000000">
        <style:background-image/>
      </style:table-cell-properties>
    </style:style>
    <style:style style:name="Tabella2.4" style:family="table-row">
      <style:table-row-properties style:min-row-height="0.697cm"/>
    </style:style>
    <style:style style:name="Tabella2.A4" style:family="table-cell">
      <style:table-cell-properties fo:padding="0.097cm" fo:border-left="0.035cm solid #000000" fo:border-right="none" fo:border-top="none" fo:border-bottom="0.002cm solid #000000"/>
    </style:style>
    <style:style style:name="Tabella2.B4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a2.F4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ella2.G4" style:family="table-cell" style:data-style-name="N104">
      <style:table-cell-properties style:vertical-align="middle" fo:background-color="#dddddd" fo:padding="0.097cm" fo:border-left="0.002cm solid #000000" fo:border-right="0.035cm solid #000000" fo:border-top="none" fo:border-bottom="0.002cm solid #000000">
        <style:background-image/>
      </style:table-cell-properties>
    </style:style>
    <style:style style:name="Tabella2.A8" style:family="table-cell">
      <style:table-cell-properties fo:padding="0.097cm" fo:border-left="0.035cm solid #000000" fo:border-right="none" fo:border-top="none" fo:border-bottom="0.035cm solid #000000"/>
    </style:style>
    <style:style style:name="Tabella2.B8" style:family="table-cell">
      <style:table-cell-properties style:vertical-align="middle" fo:padding="0.097cm" fo:border-left="0.002cm solid #000000" fo:border-right="none" fo:border-top="none" fo:border-bottom="0.035cm solid #000000"/>
    </style:style>
    <style:style style:name="Tabella2.D8" style:family="table-cell" style:data-style-name="N0">
      <style:table-cell-properties style:vertical-align="middle" fo:padding="0.097cm" fo:border-left="0.002cm solid #000000" fo:border-right="none" fo:border-top="none" fo:border-bottom="0.035cm solid #000000"/>
    </style:style>
    <style:style style:name="Tabella2.G8" style:family="table-cell" style:data-style-name="N104">
      <style:table-cell-properties style:vertical-align="middle" fo:background-color="#dddddd" fo:padding="0.097cm" fo:border-left="0.002cm solid #000000" fo:border-right="0.035cm solid #000000" fo:border-top="none" fo:border-bottom="0.035cm solid #000000">
        <style:background-image/>
      </style:table-cell-properties>
    </style:style>
    <style:style style:name="Tabella2.A9" style:family="table-cell">
      <style:table-cell-properties fo:background-color="#cccccc" fo:padding="0.097cm" fo:border-left="0.035cm solid #000000" fo:border-right="none" fo:border-top="none" fo:border-bottom="0.035cm solid #000000">
        <style:background-image/>
      </style:table-cell-properties>
    </style:style>
    <style:style style:name="Tabella2.B9" style:family="table-cell" style:data-style-name="N104">
      <style:table-cell-properties fo:background-color="#dddddd" fo:padding="0.097cm" fo:border-left="0.002cm solid #000000" fo:border-right="none" fo:border-top="none" fo:border-bottom="0.035cm solid #000000">
        <style:background-image/>
      </style:table-cell-properties>
    </style:style>
    <style:style style:name="Tabella2.G9" style:family="table-cell" style:data-style-name="N104">
      <style:table-cell-properties fo:padding="0.097cm" fo:border-left="0.002cm solid #000000" fo:border-right="0.035cm solid #000000" fo:border-top="none" fo:border-bottom="0.035cm solid #000000"/>
    </style:style>
    <style:style style:name="Tabella2.A10" style:family="table-cell">
      <style:table-cell-properties fo:background-color="#cccccc" fo:padding="0.097cm" fo:border-left="0.035cm solid #000000" fo:border-right="none" fo:border-top="0.035cm solid #000000" fo:border-bottom="0.002cm solid #000000">
        <style:background-image/>
      </style:table-cell-properties>
    </style:style>
    <style:style style:name="Tabella2.B10" style:family="table-cell">
      <style:table-cell-properties fo:background-color="#cccccc" fo:padding="0.097cm" fo:border-left="0.002cm solid #000000" fo:border-right="none" fo:border-top="0.035cm solid #000000" fo:border-bottom="0.002cm solid #000000">
        <style:background-image/>
      </style:table-cell-properties>
    </style:style>
    <style:style style:name="Tabella2.D10" style:family="table-cell">
      <style:table-cell-properties fo:background-color="#cccccc" fo:padding="0.097cm" fo:border-left="0.002cm solid #000000" fo:border-right="0.035cm solid #000000" fo:border-top="0.035cm solid #000000" fo:border-bottom="0.002cm solid #000000">
        <style:background-image/>
      </style:table-cell-properties>
    </style:style>
    <style:style style:name="Tabella2.G10" style:family="table-cell">
      <style:table-cell-properties fo:background-color="#cccccc" fo:padding="0.097cm" fo:border-left="0.002cm solid #000000" fo:border-right="0.035cm solid #000000" fo:border-top="none" fo:border-bottom="0.035cm solid #000000">
        <style:background-image/>
      </style:table-cell-properties>
    </style:style>
    <style:style style:name="Tabella2.D11" style:family="table-cell" style:data-style-name="N0">
      <style:table-cell-properties style:vertical-align="middle" fo:padding="0.097cm" fo:border-left="0.002cm solid #000000" fo:border-right="0.035cm solid #000000" fo:border-top="none" fo:border-bottom="0.002cm solid #000000"/>
    </style:style>
    <style:style style:name="Tabella2.G11" style:family="table-cell">
      <style:table-cell-properties style:vertical-align="middle" fo:background-color="#dddddd" fo:padding="0.097cm" fo:border-left="0.002cm solid #000000" fo:border-right="0.035cm solid #000000" fo:border-top="none" fo:border-bottom="0.035cm solid #000000">
        <style:background-image/>
      </style:table-cell-properties>
    </style:style>
    <style:style style:name="Tabella2.13" style:family="table-row">
      <style:table-row-properties style:min-row-height="0.485cm"/>
    </style:style>
    <style:style style:name="Tabella2.14" style:family="table-row">
      <style:table-row-properties style:min-row-height="0.515cm"/>
    </style:style>
    <style:style style:name="Tabella2.A14" style:family="table-cell">
      <style:table-cell-properties fo:background-color="#cccccc" fo:padding="0.097cm" fo:border-left="0.035cm solid #000000" fo:border-right="none" fo:border-top="0.035cm solid #000000" fo:border-bottom="0.035cm solid #000000">
        <style:background-image/>
      </style:table-cell-properties>
    </style:style>
    <style:style style:name="Tabella2.B14" style:family="table-cell">
      <style:table-cell-properties fo:background-color="#dddddd" fo:padding="0.097cm" fo:border-left="0.035cm solid #000000" fo:border-right="none" fo:border-top="0.035cm solid #000000" fo:border-bottom="0.035cm solid #000000">
        <style:background-image/>
      </style:table-cell-properties>
    </style:style>
    <style:style style:name="Tabella2.D14" style:family="table-cell">
      <style:table-cell-properties fo:background-color="#dddddd" fo:padding="0.097cm" fo:border="0.035cm solid #000000">
        <style:background-image/>
      </style:table-cell-properties>
    </style:style>
    <style:style style:name="Tabella2.B15" style:family="table-cell">
      <style:table-cell-properties style:vertical-align="middle" fo:background-color="#cccccc" fo:padding="0.097cm" fo:border-left="0.035cm solid #000000" fo:border-right="none" fo:border-top="none" fo:border-bottom="0.035cm solid #000000">
        <style:background-image/>
      </style:table-cell-properties>
    </style:style>
    <style:style style:name="Tabella2.D15" style:family="table-cell">
      <style:table-cell-properties style:vertical-align="middle" fo:background-color="#cccccc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Tabella2.A16" style:family="table-cell">
      <style:table-cell-properties fo:padding="0.097cm" fo:border-left="0.035cm solid #000000" fo:border-right="0.035cm solid #000000" fo:border-top="none" fo:border-bottom="0.035cm solid #000000"/>
    </style:style>
    <style:style style:name="Tabella2.B16" style:family="table-cell" style:data-style-name="N104">
      <style:table-cell-properties fo:padding="0.097cm" fo:border-left="0.002cm solid #000000" fo:border-right="none" fo:border-top="none" fo:border-bottom="0.002cm solid #000000"/>
    </style:style>
    <style:style style:name="Tabella2.G16" style:family="table-cell">
      <style:table-cell-properties fo:padding="0.097cm" fo:border-left="0.002cm solid #000000" fo:border-right="0.035cm solid #000000" fo:border-top="none" fo:border-bottom="0.035cm solid #000000"/>
    </style:style>
    <style:style style:name="Tabella2.C17" style:family="table-cell">
      <style:table-cell-properties fo:padding="0.097cm" fo:border-left="0.002cm solid #000000" fo:border-right="none" fo:border-top="none" fo:border-bottom="0.002cm solid #000000"/>
    </style:style>
    <style:style style:name="Tabella2.B18" style:family="table-cell" style:data-style-name="N104">
      <style:table-cell-properties style:vertical-align="middle" fo:background-color="#dddddd" fo:padding="0.097cm" fo:border-left="0.035cm solid #000000" fo:border-right="none" fo:border-top="0.035cm solid #000000" fo:border-bottom="0.035cm solid #000000">
        <style:background-image/>
      </style:table-cell-properties>
    </style:style>
    <style:style style:name="Tabella2.C18" style:family="table-cell">
      <style:table-cell-properties style:vertical-align="middle" fo:background-color="#dddddd" fo:padding="0.097cm" fo:border-left="0.035cm solid #000000" fo:border-right="none" fo:border-top="0.035cm solid #000000" fo:border-bottom="0.035cm solid #000000">
        <style:background-image/>
      </style:table-cell-properties>
    </style:style>
    <style:style style:name="Tabella2.G18" style:family="table-cell">
      <style:table-cell-properties style:vertical-align="middle" fo:background-color="#cccccc" fo:padding="0.097cm" fo:border="0.035cm solid #000000">
        <style:background-image/>
      </style:table-cell-properties>
    </style:style>
    <style:style style:name="Tabella2.A19" style:family="table-cell">
      <style:table-cell-properties style:vertical-align="middle" fo:padding="0.097cm" fo:border-left="0.035cm solid #000000" fo:border-right="0.035cm solid #000000" fo:border-top="none" fo:border-bottom="0.035cm solid #000000"/>
    </style:style>
    <style:style style:name="Tabella2.I19" style:family="table-cell" style:data-style-name="N104">
      <style:table-cell-properties style:vertical-align="middle"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2.D21" style:family="table-cell" style:data-style-name="N104">
      <style:table-cell-properties style:vertical-align="middle" fo:padding="0.097cm" fo:border-left="0.002cm solid #000000" fo:border-right="none" fo:border-top="none" fo:border-bottom="0.002cm solid #000000"/>
    </style:style>
    <style:style style:name="Tabella2.I22" style:family="table-cell">
      <style:table-cell-properties fo:background-color="#cccccc" fo:padding="0.097cm" fo:border="0.035cm solid #000000">
        <style:background-image/>
      </style:table-cell-properties>
    </style:style>
    <style:style style:name="Tabella2.A23" style:family="table-cell">
      <style:table-cell-properties style:vertical-align="middle" fo:padding="0.097cm" fo:border="0.035cm solid #000000"/>
    </style:style>
    <style:style style:name="Tabella2.I23" style:family="table-cell" style:data-style-name="N104">
      <style:table-cell-properties style:vertical-align="middle" fo:background-color="#dddddd" fo:padding="0.097cm" fo:border="0.035cm solid #000000">
        <style:background-image/>
      </style:table-cell-properties>
    </style:style>
    <style:style style:name="Tabella2.24" style:family="table-row">
      <style:table-row-properties style:min-row-height="0.857cm"/>
    </style:style>
    <style:style style:name="Tabella2.B24" style:family="table-cell" style:data-style-name="N104">
      <style:table-cell-properties style:vertical-align="middle" fo:padding="0.097cm" fo:border-left="0.002cm solid #000000" fo:border-right="none" fo:border-top="none" fo:border-bottom="0.035cm solid #000000"/>
    </style:style>
    <style:style style:name="Tabella2.G24" style:family="table-cell" style:data-style-name="N104">
      <style:table-cell-properties style:vertical-align="middle" fo:background-color="#dddddd" fo:padding="0.097cm" fo:border-left="0.035cm solid #000000" fo:border-right="none" fo:border-top="none" fo:border-bottom="0.035cm solid #000000">
        <style:background-image/>
      </style:table-cell-properties>
    </style:style>
    <style:style style:name="Tabella2.I24" style:family="table-cell" style:data-style-name="N104">
      <style:table-cell-properties style:vertical-align="middle" fo:background-color="#dddddd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Tabella2.B26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abella2.B27" style:family="table-cell" style:data-style-name="N104">
      <style:table-cell-properties style:vertical-align="middle" fo:padding="0.097cm" fo:border-left="0.035cm solid #000000" fo:border-right="none" fo:border-top="none" fo:border-bottom="0.035cm solid #000000"/>
    </style:style>
    <style:style style:name="Tabella2.D27" style:family="table-cell" style:data-style-name="N104">
      <style:table-cell-properties style:vertical-align="middle" fo:padding="0.097cm" fo:border-left="0.035cm solid #000000" fo:border-right="0.035cm solid #000000" fo:border-top="none" fo:border-bottom="0.035cm solid #000000"/>
    </style:style>
    <style:style style:name="Tabella2.B29" style:family="table-cell">
      <style:table-cell-properties fo:padding="0.097cm" fo:border-left="0.002cm solid #000000" fo:border-right="none" fo:border-top="none" fo:border-bottom="0.035cm solid #000000"/>
    </style:style>
    <style:style style:name="Tabella2.C29" style:family="table-cell" style:data-style-name="N104">
      <style:table-cell-properties fo:padding="0.097cm" fo:border-left="0.002cm solid #000000" fo:border-right="none" fo:border-top="none" fo:border-bottom="0.035cm solid #000000"/>
    </style:style>
    <style:style style:name="Tabella2.D30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la2.G30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2.A31" style:family="table-cell">
      <style:table-cell-properties style:vertical-align="middle" fo:padding="0.097cm" fo:border-left="0.035cm solid #000000" fo:border-right="none" fo:border-top="0.035cm solid #000000" fo:border-bottom="0.018cm solid #000000"/>
    </style:style>
    <style:style style:name="Tabella2.B31" style:family="table-cell">
      <style:table-cell-properties style:vertical-align="middle" fo:padding="0.097cm" fo:border-left="0.018cm solid #000000" fo:border-right="none" fo:border-top="0.035cm solid #000000" fo:border-bottom="0.018cm solid #000000"/>
    </style:style>
    <style:style style:name="Tabella2.B32" style:family="table-cell">
      <style:table-cell-properties style:vertical-align="middle" fo:padding="0.097cm" fo:border-left="0.018cm solid #000000" fo:border-right="none" fo:border-top="none" fo:border-bottom="0.035cm solid #000000"/>
    </style:style>
    <style:style style:name="P1" style:family="paragraph" style:parent-style-name="Standard">
      <style:text-properties style:font-name="Calibri" fo:font-size="9pt" style:font-size-asian="9pt" style:font-size-complex="9pt"/>
    </style:style>
    <style:style style:name="P2" style:family="paragraph" style:parent-style-name="Standard">
      <style:text-properties style:font-name="Calibri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Calibri" fo:font-size="10pt" style:font-size-asian="10pt" style:font-size-complex="10pt"/>
    </style:style>
    <style:style style:name="P4" style:family="paragraph" style:parent-style-name="Standard">
      <style:text-properties style:font-name="Calibri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alibri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Calibri" fo:font-size="10pt" fo:language="zxx" fo:country="none" style:font-name-asian="Calibri1" style:font-size-asian="10pt" style:font-name-complex="Calibri1" style:font-size-complex="10pt"/>
    </style:style>
    <style:style style:name="P7" style:family="paragraph" style:parent-style-name="Standard">
      <style:text-properties fo:color="#000000" style:font-name="Calibri" fo:font-size="9pt" fo:font-weight="bold" style:font-size-asian="9pt" style:font-weight-asian="bold" style:font-size-complex="9pt" style:font-weight-complex="bold"/>
    </style:style>
    <style:style style:name="P8" style:family="paragraph" style:parent-style-name="Standard">
      <style:text-properties fo:color="#000000" style:font-name="Calibri" fo:font-size="9pt" fo:language="zxx" fo:country="none" fo:font-weight="bold" style:font-name-asian="Calibri Light" style:font-size-asian="9pt" style:font-weight-asian="bold" style:font-name-complex="Calibri Light" style:font-size-complex="9pt" style:font-weight-complex="bold"/>
    </style:style>
    <style:style style:name="P9" style:family="paragraph" style:parent-style-name="Standard">
      <style:paragraph-properties fo:line-height="100%" fo:text-align="justify" style:justify-single-word="false" style:text-autospace="none"/>
      <style:text-properties fo:color="#000000" style:font-name="Calibri" fo:font-size="9pt" fo:language="zxx" fo:country="none" fo:font-weight="bold" style:font-name-asian="Calibri Light" style:font-size-asian="9pt" style:font-weight-asian="bold" style:font-name-complex="Calibri Light" style:font-size-complex="9pt" style:font-weight-complex="bold"/>
    </style:style>
    <style:style style:name="P10" style:family="paragraph" style:parent-style-name="Table_20_Contents">
      <style:text-properties style:font-name="Calibri" fo:font-size="9pt" style:font-size-asian="9pt" style:font-size-complex="9pt"/>
    </style:style>
    <style:style style:name="P11" style:family="paragraph" style:parent-style-name="Table_20_Contents">
      <style:paragraph-properties fo:text-align="center" style:justify-single-word="false"/>
      <style:text-properties style:font-name="Calibri" fo:font-size="9pt" style:font-size-asian="9pt" style:font-size-complex="9pt"/>
    </style:style>
    <style:style style:name="P12" style:family="paragraph" style:parent-style-name="Table_20_Contents">
      <style:paragraph-properties fo:line-height="100%" fo:text-align="justify" style:justify-single-word="false" style:text-autospace="none"/>
      <style:text-properties style:font-name="Calibri" fo:font-size="9pt" fo:language="zxx" fo:country="none" fo:font-weight="bold" style:font-name-asian="Calibri1" style:font-size-asian="9pt" style:font-weight-asian="bold" style:font-name-complex="Calibri1" style:font-size-complex="9pt" style:font-weight-complex="bold"/>
    </style:style>
    <style:style style:name="P13" style:family="paragraph" style:parent-style-name="Table_20_Contents">
      <style:paragraph-properties fo:line-height="100%" style:text-autospace="none"/>
      <style:text-properties style:font-name="Calibri" fo:font-size="9pt" fo:language="zxx" fo:country="none" fo:font-weight="bold" style:font-name-asian="Calibri1" style:font-size-asian="9pt" style:font-weight-asian="bold" style:font-name-complex="Calibri1" style:font-size-complex="9pt" style:font-weight-complex="bold"/>
    </style:style>
    <style:style style:name="P14" style:family="paragraph" style:parent-style-name="Table_20_Contents">
      <style:paragraph-properties fo:line-height="100%" fo:text-align="justify" style:justify-single-word="false" style:text-autospace="none"/>
      <style:text-properties style:font-name="Calibri" fo:font-size="9pt" fo:language="zxx" fo:country="none" style:font-name-asian="Calibri1" style:font-size-asian="9pt" style:font-name-complex="Calibri1" style:font-size-complex="9pt"/>
    </style:style>
    <style:style style:name="P15" style:family="paragraph" style:parent-style-name="Table_20_Contents">
      <style:text-properties style:font-name="Calibri" fo:font-size="9pt" fo:font-weight="bold" style:font-size-asian="9pt" style:font-weight-asian="bold" style:font-size-complex="9pt" style:font-weight-complex="bold"/>
    </style:style>
    <style:style style:name="P16" style:family="paragraph" style:parent-style-name="Table_20_Contents">
      <style:text-properties style:font-name="Calibri" fo:font-size="10pt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Calibri" fo:font-size="10pt" style:font-size-asian="10pt" style:font-size-complex="10pt"/>
    </style:style>
    <style:style style:name="P18" style:family="paragraph" style:parent-style-name="Table_20_Contents">
      <style:paragraph-properties fo:text-align="end" style:justify-single-word="false"/>
      <style:text-properties style:font-name="Calibri" fo:font-size="10pt" style:font-size-asian="10pt" style:font-size-complex="10pt"/>
    </style:style>
    <style:style style:name="P19" style:family="paragraph" style:parent-style-name="Table_20_Contents">
      <style:text-properties style:font-name="Calibri" fo:font-size="10pt" fo:font-weight="bold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Calibri" fo:font-size="10pt" fo:font-weight="bold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end" style:justify-single-word="false"/>
      <style:text-properties style:font-name="Calibri" fo:font-size="10pt" fo:font-weight="bold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Calibri" fo:font-size="10pt" fo:font-weight="bold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Calibri" fo:font-size="8pt" fo:font-weight="normal" style:font-size-asian="8pt" style:font-weight-asian="normal" style:font-size-complex="8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Calibri" fo:font-size="8pt" style:font-size-asian="8pt" style:font-size-complex="8pt"/>
    </style:style>
    <style:style style:name="P25" style:family="paragraph" style:parent-style-name="Table_20_Contents">
      <style:text-properties fo:color="#000000" style:font-name="Calibri" fo:font-size="9pt" fo:font-weight="bold" style:font-size-asian="9pt" style:font-weight-asian="bold" style:font-size-complex="9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color="#000000" style:font-name="Calibri" fo:font-size="10pt" fo:font-weight="bold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8" style:family="paragraph" style:parent-style-name="Text_20_body">
      <style:paragraph-properties fo:margin-top="0cm" fo:margin-bottom="0.011cm"/>
      <style:text-properties fo:color="#000000" style:font-name="Calibri" fo:font-size="9pt" fo:font-weight="bold" style:font-size-asian="9pt" style:font-weight-asian="bold" style:font-size-complex="9pt" style:font-weight-complex="bold"/>
    </style:style>
    <style:style style:name="P29" style:family="paragraph" style:parent-style-name="Table_20_Contents">
      <style:paragraph-properties fo:margin-top="0cm" fo:margin-bottom="0.011cm" fo:text-align="center" style:justify-single-word="false"/>
      <style:text-properties style:font-name="Calibri" fo:font-size="9pt" fo:font-weight="bold" style:font-size-asian="9pt" style:font-weight-asian="bold" style:font-size-complex="9pt" style:font-weight-complex="bold"/>
    </style:style>
    <style:style style:name="P30" style:family="paragraph" style:parent-style-name="Standard" style:master-page-name="">
      <style:paragraph-properties fo:margin-left="-0.131cm" fo:margin-right="0cm" fo:text-indent="0cm" style:auto-text-indent="false" style:page-number="auto"/>
    </style:style>
    <style:style style:name="P31" style:family="paragraph" style:parent-style-name="Table_20_Contents">
      <style:paragraph-properties fo:text-align="start" style:justify-single-word="false"/>
      <style:text-properties style:font-name="Calibri" fo:font-size="10pt" fo:font-weight="bold" style:font-size-asian="10pt" style:font-weight-asian="bold" style:font-size-complex="10pt" style:font-weight-complex="bold"/>
    </style:style>
    <style:style style:name="P32" style:family="paragraph" style:parent-style-name="Text_20_body">
      <style:paragraph-properties fo:margin-top="0cm" fo:margin-bottom="0.011cm" fo:text-align="end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zxx" fo:country="none" style:font-name-asian="Calibri1" style:font-name-complex="Calibri1"/>
    </style:style>
    <style:style style:name="T3" style:family="text">
      <style:text-properties fo:language="zxx" fo:country="none" fo:font-weight="bold" style:font-name-asian="Calibri1" style:font-weight-asian="bold" style:font-name-complex="Calibri1" style:font-weight-complex="bold"/>
    </style:style>
    <style:style style:name="T4" style:family="text">
      <style:text-properties fo:font-variant="normal" fo:text-transform="none" fo:color="#333333" style:font-name="verdana" fo:font-size="9pt" fo:letter-spacing="normal" fo:font-style="normal" fo:font-weight="normal"/>
    </style:style>
    <style:style style:name="T5" style:family="text">
      <style:text-properties fo:font-variant="normal" fo:text-transform="none" fo:color="#333333" style:font-name="Calibri" fo:font-size="9pt" fo:letter-spacing="normal" fo:font-style="normal" fo:font-weight="normal"/>
    </style:style>
    <style:style style:name="T6" style:family="text">
      <style:text-properties fo:font-variant="normal" fo:text-transform="none" fo:color="#333333" style:font-name="Calibri" fo:font-size="9pt" fo:letter-spacing="normal" fo:font-style="normal" fo:font-weight="normal" style:font-weight-asian="normal" style:font-weight-complex="normal"/>
    </style:style>
    <style:style style:name="T7" style:family="text">
      <style:text-properties fo:font-variant="normal" fo:text-transform="none" fo:color="#333333" style:font-name="Calibri" fo:font-size="9pt" fo:letter-spacing="normal" fo:font-style="normal" fo:font-weight="bold" style:font-weight-asian="bold" style:font-weight-complex="bold"/>
    </style:style>
    <style:style style:name="T8" style:family="text">
      <style:text-properties fo:color="#000000" style:font-name="Calibri" fo:font-size="9pt" fo:font-weight="bold" style:font-size-asian="9pt" style:font-weight-asian="bold" style:font-size-complex="9pt" style:font-weight-complex="bold"/>
    </style:style>
    <style:style style:name="T9" style:family="text">
      <style:text-properties fo:color="#000000" style:font-name="Calibri" fo:font-size="9pt" fo:font-weight="bold" style:font-size-asian="9pt" style:font-weight-asian="bold" style:font-size-complex="9pt" style:font-weight-complex="bold"/>
    </style:style>
    <style:style style:name="T10" style:family="text">
      <style:text-properties fo:color="#000000" style:font-name="Calibri" fo:font-size="9pt" fo:font-weight="normal" style:font-size-asian="9pt" style:font-weight-asian="normal" style:font-size-complex="9pt" style:font-weight-complex="normal"/>
    </style:style>
    <style:style style:name="T11" style:family="text">
      <style:text-properties style:font-name="Calibri"/>
    </style:style>
    <style:style style:name="T12" style:family="text">
      <style:text-properties style:font-name="Calibri" fo:font-weight="bold" style:font-weight-asian="bold" style:font-weight-complex="bold"/>
    </style:style>
    <style:style style:name="T13" style:family="text">
      <style:text-properties style:font-name="Calibri" fo:font-weight="normal" style:font-weight-asian="normal" style:font-weight-complex="normal"/>
    </style:style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row table:style-name="Tabella1.1">
          <table:table-cell table:style-name="Tabella1.A1" table:number-columns-spanned="5" office:value-type="string">
            <text:p text:style-name="P32"><text:span text:style-name="T8">Lorenzo Longiave, Matricola: </text:span><text:span text:style-name="T7">10599586</text:span><text:span text:style-name="T12"> </text:span><text:span text:style-name="T8"><text:s/></text:span><text:span text:style-name="T8"><text:s/></text:span></text:p>
          </table:table-cell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2" table:number-columns-spanned="5" office:value-type="string">
            <text:p text:style-name="P28">Esercizio n°1</text:p>
          </table:table-cell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3" office:value-type="string">
            <text:p text:style-name="P28"/>
          </table:table-cell>
          <table:table-cell table:style-name="Tabella1.A3" office:value-type="string">
            <text:p text:style-name="P28">Anno</text:p>
          </table:table-cell>
          <table:table-cell table:style-name="Tabella1.C3" office:value-type="float" office:value="2013">
            <text:p text:style-name="P29">2013</text:p>
          </table:table-cell>
          <table:table-cell table:style-name="Tabella1.C3" office:value-type="float" office:value="2014">
            <text:p text:style-name="P29">2014</text:p>
          </table:table-cell>
          <table:table-cell table:style-name="Tabella1.E3">
            <text:p text:style-name="P29"/>
          </table:table-cell>
        </table:table-row>
        <table:table-row>
          <table:table-cell table:style-name="Tabella1.A2" table:number-columns-spanned="5" office:value-type="string">
            <text:p text:style-name="P28">Primo Livell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5" table:number-rows-spanned="3" office:value-type="string">
            <text:p text:style-name="P25"/>
          </table:table-cell>
          <table:table-cell table:style-name="Tabella1.B5" office:value-type="string">
            <text:p text:style-name="P10">Utile netto di esercizio</text:p>
          </table:table-cell>
          <table:table-cell table:style-name="Tabella1.C5" office:value-type="float" office:value="101502">
            <text:p text:style-name="P11">101502</text:p>
          </table:table-cell>
          <table:table-cell table:style-name="Tabella1.C5" office:value-type="float" office:value="78414">
            <text:p text:style-name="P11">78414</text:p>
          </table:table-cell>
          <table:table-cell table:style-name="Tabella1.E5" table:number-rows-spanned="3">
            <text:p text:style-name="P11"/>
          </table:table-cell>
        </table:table-row>
        <table:table-row>
          <table:covered-table-cell/>
          <table:table-cell table:style-name="Tabella1.B6" office:value-type="string">
            <text:p text:style-name="P10">Patrimonio Netto</text:p>
          </table:table-cell>
          <table:table-cell table:style-name="Tabella1.C6" office:value-type="float" office:value="660112">
            <text:p text:style-name="P11">660112</text:p>
          </table:table-cell>
          <table:table-cell table:style-name="Tabella1.C6" office:value-type="float" office:value="644223">
            <text:p text:style-name="P11">644223</text:p>
          </table:table-cell>
          <table:covered-table-cell/>
        </table:table-row>
        <table:table-row>
          <table:covered-table-cell/>
          <table:table-cell table:style-name="Tabella1.B7" office:value-type="string">
            <text:p text:style-name="P15">ROE</text:p>
          </table:table-cell>
          <table:table-cell table:style-name="Tabella1.C7" office:value-type="percentage" office:value="0.1538">
            <text:p text:style-name="P11">15,38%</text:p>
          </table:table-cell>
          <table:table-cell table:style-name="Tabella1.C7" office:value-type="percentage" office:value="0.1217">
            <text:p text:style-name="P11">12,17%</text:p>
          </table:table-cell>
          <table:covered-table-cell/>
        </table:table-row>
        <table:table-row>
          <table:table-cell table:style-name="Tabella1.A1" table:number-columns-spanned="5" office:value-type="string">
            <text:p text:style-name="P7">Secondo Livell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5" table:number-rows-spanned="13" office:value-type="string">
            <text:p text:style-name="P7"/>
          </table:table-cell>
          <table:table-cell table:style-name="Tabella1.B5" office:value-type="string">
            <text:p text:style-name="P10">Utile Operativo</text:p>
          </table:table-cell>
          <table:table-cell table:style-name="Tabella1.C5" office:value-type="float" office:value="125720">
            <text:p text:style-name="P11">125720</text:p>
          </table:table-cell>
          <table:table-cell table:style-name="Tabella1.C5" office:value-type="float" office:value="117040">
            <text:p text:style-name="P11">117040</text:p>
          </table:table-cell>
          <table:table-cell table:style-name="Tabella1.E5" table:number-rows-spanned="13">
            <text:p text:style-name="P11"/>
          </table:table-cell>
        </table:table-row>
        <table:table-row>
          <table:covered-table-cell/>
          <table:table-cell table:style-name="Tabella1.B6" office:value-type="string">
            <text:p text:style-name="P10">Capitale Investito</text:p>
          </table:table-cell>
          <table:table-cell table:style-name="Tabella1.C6" office:value-type="float" office:value="887953">
            <text:p text:style-name="P11">887953</text:p>
          </table:table-cell>
          <table:table-cell table:style-name="Tabella1.C6" office:value-type="float" office:value="901649">
            <text:p text:style-name="P11">901649</text:p>
          </table:table-cell>
          <table:covered-table-cell/>
        </table:table-row>
        <table:table-row>
          <table:covered-table-cell/>
          <table:table-cell table:style-name="Tabella1.B7" office:value-type="string">
            <text:p text:style-name="P15">ROI</text:p>
          </table:table-cell>
          <table:table-cell table:style-name="Tabella1.C7" office:value-type="percentage" office:value="0.1416">
            <text:p text:style-name="P11">14,16%</text:p>
          </table:table-cell>
          <table:table-cell table:style-name="Tabella1.C7" office:value-type="percentage" office:value="0.1298">
            <text:p text:style-name="P11">12,98%</text:p>
          </table:table-cell>
          <table:covered-table-cell/>
        </table:table-row>
        <table:table-row>
          <table:covered-table-cell/>
          <table:table-cell table:style-name="Tabella1.B5" office:value-type="string">
            <text:p text:style-name="P10">Oneri Finanziari</text:p>
          </table:table-cell>
          <table:table-cell table:style-name="Tabella1.C5" office:value-type="float" office:value="11064">
            <text:p text:style-name="P11">11064</text:p>
          </table:table-cell>
          <table:table-cell table:style-name="Tabella1.C5" office:value-type="float" office:value="14187">
            <text:p text:style-name="P11">14187</text:p>
          </table:table-cell>
          <table:covered-table-cell/>
        </table:table-row>
        <table:table-row>
          <table:covered-table-cell/>
          <table:table-cell table:style-name="Tabella1.B6" office:value-type="string">
            <text:p text:style-name="P10">Prov Finanziarie</text:p>
          </table:table-cell>
          <table:table-cell table:style-name="Tabella1.C6" office:value-type="float" office:value="28506">
            <text:p text:style-name="P11">28506</text:p>
          </table:table-cell>
          <table:table-cell table:style-name="Tabella1.C6" office:value-type="float" office:value="14324">
            <text:p text:style-name="P11">14324</text:p>
          </table:table-cell>
          <table:covered-table-cell/>
        </table:table-row>
        <table:table-row>
          <table:covered-table-cell/>
          <table:table-cell table:style-name="Tabella1.B6" office:value-type="string">
            <text:p text:style-name="P10">Mezzi di Terzi</text:p>
          </table:table-cell>
          <table:table-cell table:style-name="Tabella1.C6" office:value-type="float" office:value="227841">
            <text:p text:style-name="P11">227841</text:p>
          </table:table-cell>
          <table:table-cell table:style-name="Tabella1.C6" office:value-type="float" office:value="257426">
            <text:p text:style-name="P11">257426</text:p>
          </table:table-cell>
          <table:covered-table-cell/>
        </table:table-row>
        <table:table-row>
          <table:covered-table-cell/>
          <table:table-cell table:style-name="Tabella1.B7" office:value-type="string">
            <text:p text:style-name="P15">r</text:p>
          </table:table-cell>
          <table:table-cell table:style-name="Tabella1.C7" office:value-type="percentage" office:value="-0.0766">
            <text:p text:style-name="P11">-7,66%</text:p>
          </table:table-cell>
          <table:table-cell table:style-name="Tabella1.C7" office:value-type="percentage" office:value="-0.0005">
            <text:p text:style-name="P11">-0,05%</text:p>
          </table:table-cell>
          <table:covered-table-cell/>
        </table:table-row>
        <table:table-row>
          <table:covered-table-cell/>
          <table:table-cell table:style-name="Tabella1.B5" office:value-type="string">
            <text:p text:style-name="P14">Utile Netto d’Esercizio</text:p>
          </table:table-cell>
          <table:table-cell table:style-name="Tabella1.C5" office:value-type="float" office:value="101502">
            <text:p text:style-name="P11">101502</text:p>
          </table:table-cell>
          <table:table-cell table:style-name="Tabella1.C5" office:value-type="float" office:value="78414">
            <text:p text:style-name="P11">78414</text:p>
          </table:table-cell>
          <table:covered-table-cell/>
        </table:table-row>
        <table:table-row>
          <table:covered-table-cell/>
          <table:table-cell table:style-name="Tabella1.B6" office:value-type="string">
            <text:p text:style-name="P14">Utile Lordo Att in Funz</text:p>
          </table:table-cell>
          <table:table-cell table:style-name="Tabella1.C6" office:value-type="float" office:value="143162">
            <text:p text:style-name="P11">143162</text:p>
          </table:table-cell>
          <table:table-cell table:style-name="Tabella1.C6" office:value-type="float" office:value="117177">
            <text:p text:style-name="P11">117177</text:p>
          </table:table-cell>
          <table:covered-table-cell/>
        </table:table-row>
        <table:table-row>
          <table:covered-table-cell/>
          <table:table-cell table:style-name="Tabella1.B7" office:value-type="string">
            <text:p text:style-name="P12">s</text:p>
          </table:table-cell>
          <table:table-cell table:style-name="Tabella1.C7" office:value-type="percentage" office:value="0.71">
            <text:p text:style-name="P11">71,00%</text:p>
          </table:table-cell>
          <table:table-cell table:style-name="Tabella1.C7" office:value-type="percentage" office:value="0.67">
            <text:p text:style-name="P11">67,00%</text:p>
          </table:table-cell>
          <table:covered-table-cell/>
        </table:table-row>
        <table:table-row>
          <table:covered-table-cell/>
          <table:table-cell table:style-name="Tabella1.B5" office:value-type="string">
            <text:p text:style-name="P14">Mezzi di Terzi</text:p>
          </table:table-cell>
          <table:table-cell table:style-name="Tabella1.C5" office:value-type="float" office:value="227841">
            <text:p text:style-name="P11">227841</text:p>
          </table:table-cell>
          <table:table-cell table:style-name="Tabella1.C5" office:value-type="float" office:value="257426">
            <text:p text:style-name="P11">257426</text:p>
          </table:table-cell>
          <table:covered-table-cell/>
        </table:table-row>
        <table:table-row>
          <table:covered-table-cell/>
          <table:table-cell table:style-name="Tabella1.B6" office:value-type="string">
            <text:p text:style-name="P14">Mezzi Propri</text:p>
          </table:table-cell>
          <table:table-cell table:style-name="Tabella1.C6" office:value-type="float" office:value="660112">
            <text:p text:style-name="P11">660112</text:p>
          </table:table-cell>
          <table:table-cell table:style-name="Tabella1.C6" office:value-type="float" office:value="644223">
            <text:p text:style-name="P11">644223</text:p>
          </table:table-cell>
          <table:covered-table-cell/>
        </table:table-row>
        <table:table-row>
          <table:covered-table-cell/>
          <table:table-cell table:style-name="Tabella1.B7" office:value-type="string">
            <text:p text:style-name="P12">Indebitamento (D/E)</text:p>
          </table:table-cell>
          <table:table-cell table:style-name="Tabella1.C21" office:value-type="float" office:value="0.35">
            <text:p text:style-name="P11">0,35</text:p>
          </table:table-cell>
          <table:table-cell table:style-name="Tabella1.C21" office:value-type="float" office:value="0.4">
            <text:p text:style-name="P11">0,40</text:p>
          </table:table-cell>
          <table:covered-table-cell/>
        </table:table-row>
        <table:table-row>
          <table:table-cell table:style-name="Tabella1.A1" table:number-columns-spanned="5" office:value-type="string">
            <text:p text:style-name="P7">Terzo Livell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5" table:number-rows-spanned="6" office:value-type="string">
            <text:p text:style-name="P7"/>
          </table:table-cell>
          <table:table-cell table:style-name="Tabella1.B5" office:value-type="string">
            <text:p text:style-name="P14">Ricavi Vendite</text:p>
          </table:table-cell>
          <table:table-cell table:style-name="Tabella1.C5" office:value-type="float" office:value="652366">
            <text:p text:style-name="P11">652366</text:p>
          </table:table-cell>
          <table:table-cell table:style-name="Tabella1.C5" office:value-type="float" office:value="672280">
            <text:p text:style-name="P11">672280</text:p>
          </table:table-cell>
          <table:table-cell table:style-name="Tabella1.E5" table:number-rows-spanned="6">
            <text:p text:style-name="P11"/>
          </table:table-cell>
        </table:table-row>
        <table:table-row>
          <table:covered-table-cell/>
          <table:table-cell table:style-name="Tabella1.B6" office:value-type="string">
            <text:p text:style-name="P14">Totale Attivo</text:p>
          </table:table-cell>
          <table:table-cell table:style-name="Tabella1.C6" office:value-type="float" office:value="887953">
            <text:p text:style-name="P11">887953</text:p>
          </table:table-cell>
          <table:table-cell table:style-name="Tabella1.C6" office:value-type="float" office:value="901694">
            <text:p text:style-name="P11">901694</text:p>
          </table:table-cell>
          <table:covered-table-cell/>
        </table:table-row>
        <table:table-row>
          <table:covered-table-cell/>
          <table:table-cell table:style-name="Tabella1.B7" office:value-type="string">
            <text:p text:style-name="P13">Rotazione Attivo (RA)</text:p>
          </table:table-cell>
          <table:table-cell table:style-name="Tabella1.C7" office:value-type="percentage" office:value="0.0073">
            <text:p text:style-name="P11">0,73%</text:p>
          </table:table-cell>
          <table:table-cell table:style-name="Tabella1.C7" office:value-type="percentage" office:value="0.0075">
            <text:p text:style-name="P11">0,75%</text:p>
          </table:table-cell>
          <table:covered-table-cell/>
        </table:table-row>
        <table:table-row>
          <table:covered-table-cell/>
          <table:table-cell table:style-name="Tabella1.B5" office:value-type="string">
            <text:p text:style-name="P14">Utile Operativo </text:p>
          </table:table-cell>
          <table:table-cell table:style-name="Tabella1.C5" office:value-type="float" office:value="125720">
            <text:p text:style-name="P11">125720</text:p>
          </table:table-cell>
          <table:table-cell table:style-name="Tabella1.C5" office:value-type="float" office:value="117040">
            <text:p text:style-name="P11">117040</text:p>
          </table:table-cell>
          <table:covered-table-cell/>
        </table:table-row>
        <table:table-row>
          <table:covered-table-cell/>
          <table:table-cell table:style-name="Tabella1.B6" office:value-type="string">
            <text:p text:style-name="P14">Ricavi vendite</text:p>
          </table:table-cell>
          <table:table-cell table:style-name="Tabella1.C6" office:value-type="float" office:value="652366">
            <text:p text:style-name="P11">652366</text:p>
          </table:table-cell>
          <table:table-cell table:style-name="Tabella1.C6" office:value-type="float" office:value="672280">
            <text:p text:style-name="P11">672280</text:p>
          </table:table-cell>
          <table:covered-table-cell/>
        </table:table-row>
        <table:table-row>
          <table:covered-table-cell/>
          <table:table-cell table:style-name="Tabella1.B7" office:value-type="string">
            <text:p text:style-name="P12">Return On Sales (ROS)</text:p>
          </table:table-cell>
          <table:table-cell table:style-name="Tabella1.C7" office:value-type="percentage" office:value="0.1927">
            <text:p text:style-name="P11">19,27%</text:p>
          </table:table-cell>
          <table:table-cell table:style-name="Tabella1.C7" office:value-type="percentage" office:value="0.174">
            <text:p text:style-name="P11">17,40%</text:p>
          </table:table-cell>
          <table:covered-table-cell/>
        </table:table-row>
        <table:table-row>
          <table:table-cell table:style-name="Tabella1.A1" table:number-columns-spanned="5" office:value-type="string">
            <text:p text:style-name="P8">Indici di Liquidità</text:p>
          </table:table-cell>
          <table:covered-table-cell/>
          <table:covered-table-cell/>
          <table:covered-table-cell/>
          <table:covered-table-cell/>
        </table:table-row>
        <table:table-row table:style-name="Tabella1.30">
          <table:table-cell table:style-name="Tabella1.A5" table:number-rows-spanned="6" office:value-type="string">
            <text:p text:style-name="P1"/>
          </table:table-cell>
          <table:table-cell table:style-name="Tabella1.B5" office:value-type="string">
            <text:p text:style-name="P14">Tot. Attività Correnti</text:p>
          </table:table-cell>
          <table:table-cell table:style-name="Tabella1.C5" office:value-type="float" office:value="471974">
            <text:p text:style-name="P11">471974</text:p>
          </table:table-cell>
          <table:table-cell table:style-name="Tabella1.C5" office:value-type="float" office:value="458364">
            <text:p text:style-name="P11">458364</text:p>
          </table:table-cell>
          <table:table-cell table:style-name="Tabella1.E5" table:number-rows-spanned="6">
            <text:p text:style-name="P11"/>
          </table:table-cell>
        </table:table-row>
        <table:table-row>
          <table:covered-table-cell/>
          <table:table-cell table:style-name="Tabella1.B6" office:value-type="string">
            <text:p text:style-name="P14">Tot. Passività Correnti</text:p>
          </table:table-cell>
          <table:table-cell table:style-name="Tabella1.C6" office:value-type="float" office:value="177532">
            <text:p text:style-name="P11">177532</text:p>
          </table:table-cell>
          <table:table-cell table:style-name="Tabella1.C6" office:value-type="float" office:value="206083">
            <text:p text:style-name="P11">206083</text:p>
          </table:table-cell>
          <table:covered-table-cell/>
        </table:table-row>
        <table:table-row>
          <table:covered-table-cell/>
          <table:table-cell table:style-name="Tabella1.B7" office:value-type="string">
            <text:p text:style-name="P12">RC</text:p>
          </table:table-cell>
          <table:table-cell table:style-name="Tabella1.C32" office:value-type="float" office:value="2.66">
            <text:p text:style-name="P11">2,66</text:p>
          </table:table-cell>
          <table:table-cell table:style-name="Tabella1.C32" office:value-type="float" office:value="2.22">
            <text:p text:style-name="P11">2,22</text:p>
          </table:table-cell>
          <table:covered-table-cell/>
        </table:table-row>
        <table:table-row>
          <table:covered-table-cell/>
          <table:table-cell table:style-name="Tabella1.B5" office:value-type="string">
            <text:p text:style-name="P14">CF Netto Att Operativa (CFFO)</text:p>
          </table:table-cell>
          <table:table-cell table:style-name="Tabella1.C5" office:value-type="float" office:value="158382">
            <text:p text:style-name="P11">158382</text:p>
          </table:table-cell>
          <table:table-cell table:style-name="Tabella1.C5" office:value-type="float" office:value="62337">
            <text:p text:style-name="P11">62337</text:p>
          </table:table-cell>
          <table:covered-table-cell/>
        </table:table-row>
        <table:table-row>
          <table:covered-table-cell/>
          <table:table-cell table:style-name="Tabella1.B6" office:value-type="string">
            <text:p text:style-name="P14">Passività Non Correnti</text:p>
          </table:table-cell>
          <table:table-cell table:style-name="Tabella1.C6" office:value-type="float" office:value="50309">
            <text:p text:style-name="P11">50309</text:p>
          </table:table-cell>
          <table:table-cell table:style-name="Tabella1.C6" office:value-type="float" office:value="51344">
            <text:p text:style-name="P11">51344</text:p>
          </table:table-cell>
          <table:covered-table-cell/>
        </table:table-row>
        <table:table-row>
          <table:covered-table-cell/>
          <table:table-cell table:style-name="Tabella1.B7" office:value-type="string">
            <text:p text:style-name="P9">Cash Flow Adequancy (CFA)</text:p>
          </table:table-cell>
          <table:table-cell table:style-name="Tabella1.C32" office:value-type="float" office:value="3.15">
            <text:p text:style-name="P11">3,15</text:p>
          </table:table-cell>
          <table:table-cell table:style-name="Tabella1.C32" office:value-type="float" office:value="1.21">
            <text:p text:style-name="P11">1,21</text:p>
          </table:table-cell>
          <table:covered-table-cell/>
        </table:table-row>
        <table:table-row>
          <table:table-cell table:style-name="Tabella1.A36" table:number-columns-spanned="2" office:value-type="string">
            <text:p text:style-name="P8">Leva Finaziaria</text:p>
          </table:table-cell>
          <table:covered-table-cell/>
          <table:table-cell table:style-name="Tabella1.C36" office:value-type="percentage" office:value="0.1532">
            <text:p text:style-name="P27">15,32%</text:p>
          </table:table-cell>
          <table:table-cell table:style-name="Tabella1.C36" office:value-type="percentage" office:value="0.12">
            <text:p text:style-name="P27">12,00%</text:p>
          </table:table-cell>
          <table:table-cell table:style-name="Tabella1.E36">
            <text:p text:style-name="P27"/>
          </table:table-cell>
        </table:table-row>
        <table:table-row>
          <table:table-cell table:style-name="Tabella1.A37" table:number-columns-spanned="5" office:value-type="string"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la1.A38" table:number-columns-spanned="5" office:value-type="string">
            <text:p text:style-name="P4">Comment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39" table:number-columns-spanned="5" office:value-type="string">
            <text:p text:style-name="P6">Alla luce degli indicatori possiamo giungere alla conclusione che la società sta andando bene, con leggero peggioramento nell'ultimo anno, dovuto anche dall'aumento delle imposte.</text:p>
            <text:p text:style-name="P6">Solo dall’analisi di primo livello, risulta che il <text:span text:style-name="T1">ROE</text:span> indica <text:s/>un buon andamento aziendale, con una leggera diminuzione nell'ultimo anno.</text:p>
            <text:p text:style-name="P2"><text:span text:style-name="T2">Nel 2013 gli sarebbe convenuto indebitarsi considerando l'indicatore </text:span><text:span text:style-name="T3">r</text:span><text:span text:style-name="T2">.</text:span></text:p>
            <text:p text:style-name="P6">La diminuzione del <text:span text:style-name="T1">ROI</text:span> indica un peggioramento sulla gestione operativa e sfruttamento delle risorse aziendali.</text:p>
            <text:p text:style-name="P2">L'indicatore <text:span text:style-name="T1">RA</text:span> nel 2014 sale leggermente indicando<text:span text:style-name="T2"> un migliore sfruttamento dell’attivo, e più vendite: quindi anche una buona gestione nel mercato.</text:span></text:p>
            <text:p text:style-name="P2"><text:span text:style-name="T2">L'indicatore</text:span><text:span text:style-name="T3"> s</text:span><text:span text:style-name="T2"> pur rimanendo alto è sceso del 4%: questo significa che le imposte stanno avendo un impatto negativo sempre maggiore sull'andamento aziendale.</text:span></text:p>
            <text:p text:style-name="P2"><text:span text:style-name="T2">L'indicatore </text:span><text:span text:style-name="T3">ROS</text:span><text:span text:style-name="T2"> mostra come i guadagni dalle vendite siano diminuiti questo probabilmente è simbolo di una scarsa visione sul lungo termine che potrebbe nel tempo portare a problemi nell'azienda, se non si intervenisse tempestivamente.</text:span></text:p>
            <text:p text:style-name="P2"><text:span text:style-name="T2">La diminuzione di </text:span><text:span text:style-name="T3">RC</text:span><text:span text:style-name="T2"> indica un leggero peggioramento nella gestione delle risorse correnti.</text:span></text:p>
            <text:p text:style-name="P6">Nel complessivo la leva finaziaria mostra in generale un buon andamento aziendale.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  <table:covered-table-cell/>
          <table:covered-table-cell/>
          <table:covered-table-cell/>
          <table:covered-table-cell/>
        </table:table-row>
      </table:table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row>
          <table:table-cell table:style-name="Tabella2.A1" table:number-columns-spanned="9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la2.A2" table:number-columns-spanned="9" office:value-type="string">
            <text:p text:style-name="P22">Esercizio n°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office:value-type="string">
            <text:p text:style-name="P20">MD</text:p>
          </table:table-cell>
          <table:table-cell table:style-name="Tabella2.B3" office:value-type="string">
            <text:p text:style-name="P20">JOB 1</text:p>
          </table:table-cell>
          <table:table-cell table:style-name="Tabella2.B3" office:value-type="string">
            <text:p text:style-name="P20">JOB 2</text:p>
          </table:table-cell>
          <table:table-cell table:style-name="Tabella2.B3" table:number-columns-spanned="2" office:value-type="string">
            <text:p text:style-name="P20">JOB 3</text:p>
          </table:table-cell>
          <table:covered-table-cell/>
          <table:table-cell table:style-name="Tabella2.B3" office:value-type="string">
            <text:p text:style-name="P20">MP</text:p>
          </table:table-cell>
          <table:table-cell table:style-name="Tabella2.G3" table:number-columns-spanned="3" office:value-type="string">
            <text:p text:style-name="P20">Totale Reparto</text:p>
          </table:table-cell>
          <table:covered-table-cell/>
          <table:covered-table-cell/>
        </table:table-row>
        <table:table-row table:style-name="Tabella2.4">
          <table:table-cell table:style-name="Tabella2.A4" office:value-type="string">
            <text:p text:style-name="P18"><text:span text:style-name="T1">R1 Silicio</text:span> </text:p>
            <text:p text:style-name="P18">100kg=25000€</text:p>
          </table:table-cell>
          <table:table-cell table:style-name="Tabella2.B4" office:value-type="string">
            <text:p text:style-name="P17">250€*100kg</text:p>
            <text:p text:style-name="P17">=25000€</text:p>
          </table:table-cell>
          <table:table-cell table:style-name="Tabella2.B4" office:value-type="string">
            <text:p text:style-name="P17"/>
          </table:table-cell>
          <table:table-cell table:style-name="Tabella2.B4" table:number-columns-spanned="2" office:value-type="string">
            <text:p text:style-name="P17"/>
          </table:table-cell>
          <table:covered-table-cell/>
          <table:table-cell table:style-name="Tabella2.F4" office:value-type="float" office:value="0">
            <text:p text:style-name="P17">0</text:p>
          </table:table-cell>
          <table:table-cell table:style-name="Tabella2.G4" table:number-rows-spanned="2" table:number-columns-spanned="3" office:value-type="currency" office:currency="EUR" office:value="65000">
            <text:p text:style-name="P26">€ 65.000,00</text:p>
          </table:table-cell>
          <table:covered-table-cell/>
          <table:covered-table-cell/>
        </table:table-row>
        <table:table-row>
          <table:table-cell table:style-name="Tabella2.A4" office:value-type="string">
            <text:p text:style-name="P18"><text:span text:style-name="T1">R1 Silicio</text:span> </text:p>
            <text:p text:style-name="P18">300kg=60000€</text:p>
          </table:table-cell>
          <table:table-cell table:style-name="Tabella2.B4" office:value-type="string">
            <text:p text:style-name="P17"/>
          </table:table-cell>
          <table:table-cell table:style-name="Tabella2.B4" office:value-type="string">
            <text:p text:style-name="P17">200€*150kg</text:p>
            <text:p text:style-name="P17">=30000€</text:p>
          </table:table-cell>
          <table:table-cell table:style-name="Tabella2.B4" table:number-columns-spanned="2" office:value-type="string">
            <text:p text:style-name="P17">200€*50kg</text:p>
            <text:p text:style-name="P17">=10000€</text:p>
          </table:table-cell>
          <table:covered-table-cell/>
          <table:table-cell table:style-name="Tabella2.F4" office:value-type="float" office:value="100">
            <text:p text:style-name="P17">100</text:p>
          </table:table-cell>
          <table:covered-table-cell/>
          <table:covered-table-cell/>
          <table:covered-table-cell/>
        </table:table-row>
        <table:table-row>
          <table:table-cell table:style-name="Tabella2.A4" office:value-type="string">
            <text:p text:style-name="P18"><text:span text:style-name="T1">R2 Argento</text:span> 250kg=50000€</text:p>
          </table:table-cell>
          <table:table-cell table:style-name="Tabella2.B4" office:value-type="string">
            <text:p text:style-name="P17">200€*50kg</text:p>
            <text:p text:style-name="P17">=10000€</text:p>
          </table:table-cell>
          <table:table-cell table:style-name="Tabella2.B4" office:value-type="string">
            <text:p text:style-name="P17">200€*200kg</text:p>
            <text:p text:style-name="P17">=40000€</text:p>
          </table:table-cell>
          <table:table-cell table:style-name="Tabella2.B4" table:number-columns-spanned="2" office:value-type="string">
            <text:p text:style-name="P17"/>
          </table:table-cell>
          <table:covered-table-cell/>
          <table:table-cell table:style-name="Tabella2.F4" office:value-type="float" office:value="0">
            <text:p text:style-name="P17">0</text:p>
          </table:table-cell>
          <table:table-cell table:style-name="Tabella2.G4" table:number-rows-spanned="2" table:number-columns-spanned="3" office:value-type="currency" office:currency="EUR" office:value="72500">
            <text:p text:style-name="P26">€ 72.500,00</text:p>
          </table:table-cell>
          <table:covered-table-cell/>
          <table:covered-table-cell/>
        </table:table-row>
        <table:table-row>
          <table:table-cell table:style-name="Tabella2.A4" office:value-type="string">
            <text:p text:style-name="P18"><text:span text:style-name="T1">R2 Argento</text:span> 160kg=30000€</text:p>
          </table:table-cell>
          <table:table-cell table:style-name="Tabella2.B4" office:value-type="string">
            <text:p text:style-name="P17"/>
          </table:table-cell>
          <table:table-cell table:style-name="Tabella2.B4" office:value-type="string">
            <text:p text:style-name="P17">187,5€*100kg</text:p>
            <text:p text:style-name="P17">=18750€ </text:p>
          </table:table-cell>
          <table:table-cell table:style-name="Tabella2.B4" table:number-columns-spanned="2" office:value-type="string">
            <text:p text:style-name="P17">187,5€*20kg</text:p>
            <text:p text:style-name="P17">=3750€</text:p>
          </table:table-cell>
          <table:covered-table-cell/>
          <table:table-cell table:style-name="Tabella2.F4" office:value-type="float" office:value="40">
            <text:p text:style-name="P17">40</text:p>
          </table:table-cell>
          <table:covered-table-cell/>
          <table:covered-table-cell/>
          <table:covered-table-cell/>
        </table:table-row>
        <table:table-row>
          <table:table-cell table:style-name="Tabella2.A8" office:value-type="string">
            <text:p text:style-name="P18"><text:span text:style-name="T1">R3 Alluminio</text:span> 250kg=25000€</text:p>
          </table:table-cell>
          <table:table-cell table:style-name="Tabella2.B8" office:value-type="string">
            <text:p text:style-name="P17">100€*90kg</text:p>
            <text:p text:style-name="P17">=9000€</text:p>
          </table:table-cell>
          <table:table-cell table:style-name="Tabella2.B8" office:value-type="string">
            <text:p text:style-name="P17">100€*120kg</text:p>
            <text:p text:style-name="P17">=12000€</text:p>
          </table:table-cell>
          <table:table-cell table:style-name="Tabella2.D8" table:number-columns-spanned="2" office:value-type="float" office:value="0">
            <text:p text:style-name="P17">0</text:p>
          </table:table-cell>
          <table:covered-table-cell/>
          <table:table-cell table:style-name="Tabella2.D8" office:value-type="float" office:value="40">
            <text:p text:style-name="P17">40</text:p>
          </table:table-cell>
          <table:table-cell table:style-name="Tabella2.G8" table:number-columns-spanned="3" office:value-type="currency" office:currency="EUR" office:value="21000">
            <text:p text:style-name="P26">€ 21.000,00</text:p>
          </table:table-cell>
          <table:covered-table-cell/>
          <table:covered-table-cell/>
        </table:table-row>
        <table:table-row>
          <table:table-cell table:style-name="Tabella2.A9" office:value-type="string">
            <text:p text:style-name="P19">Totale Job</text:p>
          </table:table-cell>
          <table:table-cell table:style-name="Tabella2.B9" office:value-type="currency" office:currency="EUR" office:value="44000">
            <text:p text:style-name="P19">€ 44.000,00</text:p>
          </table:table-cell>
          <table:table-cell table:style-name="Tabella2.B9" office:value-type="currency" office:currency="EUR" office:value="100750">
            <text:p text:style-name="P19">€ 100.750,00</text:p>
          </table:table-cell>
          <table:table-cell table:style-name="Tabella2.B9" table:number-columns-spanned="3" office:value-type="currency" office:currency="EUR" office:value="13750">
            <text:p text:style-name="P19">€ 13.750,00</text:p>
          </table:table-cell>
          <table:covered-table-cell/>
          <table:covered-table-cell/>
          <table:table-cell table:style-name="Tabella2.G9" table:number-columns-spanned="3">
            <text:p text:style-name="P16"/>
          </table:table-cell>
          <table:covered-table-cell/>
          <table:covered-table-cell/>
        </table:table-row>
        <table:table-row>
          <table:table-cell table:style-name="Tabella2.A10" office:value-type="string">
            <text:p text:style-name="P19">LD </text:p>
          </table:table-cell>
          <table:table-cell table:style-name="Tabella2.B10" office:value-type="string">
            <text:p text:style-name="P19">JOB 1</text:p>
          </table:table-cell>
          <table:table-cell table:style-name="Tabella2.B10" office:value-type="string">
            <text:p text:style-name="P19">JOB 2</text:p>
          </table:table-cell>
          <table:table-cell table:style-name="Tabella2.D10" table:number-columns-spanned="3" office:value-type="string">
            <text:p text:style-name="P19">JOB 3</text:p>
          </table:table-cell>
          <table:covered-table-cell/>
          <table:covered-table-cell/>
          <table:table-cell table:style-name="Tabella2.G10" table:number-columns-spanned="3" office:value-type="string">
            <text:p text:style-name="P4">Totale Reparto</text:p>
          </table:table-cell>
          <table:covered-table-cell/>
          <table:covered-table-cell/>
        </table:table-row>
        <table:table-row>
          <table:table-cell table:style-name="Tabella2.A4" office:value-type="string">
            <text:p text:style-name="P21">R1</text:p>
          </table:table-cell>
          <table:table-cell table:style-name="Tabella2.F4" office:value-type="float" office:value="0">
            <text:p text:style-name="P17">0</text:p>
          </table:table-cell>
          <table:table-cell table:style-name="Tabella2.F4" office:value-type="float" office:value="0">
            <text:p text:style-name="P17">0</text:p>
          </table:table-cell>
          <table:table-cell table:style-name="Tabella2.D11" table:number-columns-spanned="3" office:value-type="float" office:value="0">
            <text:p text:style-name="P17">0</text:p>
          </table:table-cell>
          <table:covered-table-cell/>
          <table:covered-table-cell/>
          <table:table-cell table:style-name="Tabella2.G11" table:number-columns-spanned="3" office:value-type="string">
            <text:p text:style-name="P5">0h</text:p>
          </table:table-cell>
          <table:covered-table-cell/>
          <table:covered-table-cell/>
        </table:table-row>
        <table:table-row>
          <table:table-cell table:style-name="Tabella2.A4" office:value-type="string">
            <text:p text:style-name="P21">R2</text:p>
          </table:table-cell>
          <table:table-cell table:style-name="Tabella2.F4" office:value-type="float" office:value="25">
            <text:p text:style-name="P17">25</text:p>
          </table:table-cell>
          <table:table-cell table:style-name="Tabella2.F4" office:value-type="float" office:value="35">
            <text:p text:style-name="P17">35</text:p>
          </table:table-cell>
          <table:table-cell table:style-name="Tabella2.D11" table:number-columns-spanned="3" office:value-type="float" office:value="15">
            <text:p text:style-name="P17">15</text:p>
          </table:table-cell>
          <table:covered-table-cell/>
          <table:covered-table-cell/>
          <table:table-cell table:style-name="Tabella2.G11" table:number-columns-spanned="3" office:value-type="string">
            <text:p text:style-name="P5">75h</text:p>
          </table:table-cell>
          <table:covered-table-cell/>
          <table:covered-table-cell/>
        </table:table-row>
        <table:table-row table:style-name="Tabella2.13">
          <table:table-cell table:style-name="Tabella2.A4" office:value-type="string">
            <text:p text:style-name="P21">R3</text:p>
          </table:table-cell>
          <table:table-cell table:style-name="Tabella2.F4" office:value-type="float" office:value="15">
            <text:p text:style-name="P17">15</text:p>
          </table:table-cell>
          <table:table-cell table:style-name="Tabella2.F4" office:value-type="float" office:value="25">
            <text:p text:style-name="P17">25</text:p>
          </table:table-cell>
          <table:table-cell table:style-name="Tabella2.D11" table:number-columns-spanned="3" office:value-type="float" office:value="0">
            <text:p text:style-name="P17">0</text:p>
          </table:table-cell>
          <table:covered-table-cell/>
          <table:covered-table-cell/>
          <table:table-cell table:style-name="Tabella2.G11" table:number-columns-spanned="3" office:value-type="string">
            <text:p text:style-name="P5">40h</text:p>
          </table:table-cell>
          <table:covered-table-cell/>
          <table:covered-table-cell/>
        </table:table-row>
        <table:table-row table:style-name="Tabella2.14">
          <table:table-cell table:style-name="Tabella2.A14" office:value-type="string">
            <text:p text:style-name="P19">Totale Job</text:p>
          </table:table-cell>
          <table:table-cell table:style-name="Tabella2.B14" office:value-type="string">
            <text:p text:style-name="P20">40h</text:p>
          </table:table-cell>
          <table:table-cell table:style-name="Tabella2.B14" office:value-type="string">
            <text:p text:style-name="P20">60h</text:p>
          </table:table-cell>
          <table:table-cell table:style-name="Tabella2.D14" table:number-columns-spanned="3" office:value-type="string">
            <text:p text:style-name="P20">15h</text:p>
          </table:table-cell>
          <table:covered-table-cell/>
          <table:covered-table-cell/>
          <table:table-cell table:style-name="Tabella2.G9" table:number-rows-spanned="2" table:number-columns-spanned="3">
            <text:p text:style-name="Standard"/>
          </table:table-cell>
          <table:covered-table-cell/>
          <table:covered-table-cell/>
        </table:table-row>
        <table:table-row>
          <table:table-cell table:style-name="Tabella2.A9" office:value-type="string">
            <text:p text:style-name="P19">OVH</text:p>
          </table:table-cell>
          <table:table-cell table:style-name="Tabella2.B15" office:value-type="string">
            <text:p text:style-name="P20">R1</text:p>
          </table:table-cell>
          <table:table-cell table:style-name="Tabella2.B15" office:value-type="string">
            <text:p text:style-name="P20">R2</text:p>
          </table:table-cell>
          <table:table-cell table:style-name="Tabella2.D15" table:number-columns-spanned="3" office:value-type="string">
            <text:p text:style-name="P20">R3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16" office:value-type="string">
            <text:p text:style-name="P21">Costi Gennaio*</text:p>
          </table:table-cell>
          <table:table-cell table:style-name="Tabella2.B16" office:value-type="currency" office:currency="EUR" office:value="47000">
            <text:p text:style-name="P17">€ 47.000,00</text:p>
          </table:table-cell>
          <table:table-cell table:style-name="Tabella2.B16" office:value-type="currency" office:currency="EUR" office:value="32000">
            <text:p text:style-name="P17">€ 32.000,00</text:p>
          </table:table-cell>
          <table:table-cell table:style-name="Tabella2.B16" table:number-columns-spanned="3" office:value-type="currency" office:currency="EUR" office:value="12000">
            <text:p text:style-name="P17">€ 12.000,00</text:p>
          </table:table-cell>
          <table:covered-table-cell/>
          <table:covered-table-cell/>
          <table:table-cell table:style-name="Tabella2.G16" table:number-rows-spanned="2" table:number-columns-spanned="3" office:value-type="string">
            <text:p text:style-name="P2">*l'affilo non è incluso</text:p>
            <text:p text:style-name="P2">perché è un costo di periodo non di prodotto.</text:p>
          </table:table-cell>
          <table:covered-table-cell/>
          <table:covered-table-cell/>
        </table:table-row>
        <table:table-row>
          <table:table-cell table:style-name="Tabella2.A16" office:value-type="string">
            <text:p text:style-name="P21">Base Allocazione</text:p>
          </table:table-cell>
          <table:table-cell table:style-name="Tabella2.B16" office:value-type="currency" office:currency="EUR" office:value="65000">
            <text:p text:style-name="P17">€ 65.000,00</text:p>
          </table:table-cell>
          <table:table-cell table:style-name="Tabella2.C17" office:value-type="string">
            <text:p text:style-name="P17">75h</text:p>
          </table:table-cell>
          <table:table-cell table:style-name="Tabella2.C17" table:number-columns-spanned="3" office:value-type="string">
            <text:p text:style-name="P17">40h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14" office:value-type="string">
            <text:p text:style-name="P19">Coefficiente Allocazione</text:p>
          </table:table-cell>
          <table:table-cell table:style-name="Tabella2.B18" office:value-type="currency" office:currency="EUR" office:value="0.723">
            <text:p text:style-name="P20">€ 0,72</text:p>
          </table:table-cell>
          <table:table-cell table:style-name="Tabella2.C18" office:value-type="string">
            <text:p text:style-name="P20"><text:s/>426,66€/h</text:p>
          </table:table-cell>
          <table:table-cell table:style-name="Tabella2.C18" table:number-columns-spanned="3" office:value-type="string">
            <text:p text:style-name="P20">300€/h</text:p>
          </table:table-cell>
          <table:covered-table-cell/>
          <table:covered-table-cell/>
          <table:table-cell table:style-name="Tabella2.G18" table:number-columns-spanned="3" office:value-type="string">
            <text:p text:style-name="P20">Totale</text:p>
          </table:table-cell>
          <table:covered-table-cell/>
          <table:covered-table-cell/>
        </table:table-row>
        <table:table-row>
          <table:table-cell table:style-name="Tabella2.A19" office:value-type="string">
            <text:p text:style-name="P21">Job1</text:p>
          </table:table-cell>
          <table:table-cell table:style-name="Tabella2.B4" office:value-type="string">
            <text:p text:style-name="P23">0,72*25000€=18000€</text:p>
          </table:table-cell>
          <table:table-cell table:style-name="Tabella2.B4" office:value-type="string">
            <text:p text:style-name="P23"><text:s/>426,66€/h*25h=10666,5€</text:p>
          </table:table-cell>
          <table:table-cell table:style-name="Tabella2.B4" table:number-columns-spanned="3" office:value-type="string">
            <text:p text:style-name="P23">300€/h*15h=4500€</text:p>
          </table:table-cell>
          <table:covered-table-cell/>
          <table:covered-table-cell/>
          <table:table-cell table:style-name="Tabella2.B4" table:number-columns-spanned="2" office:value-type="string">
            <text:p text:style-name="P23">18000+10666,7+4500</text:p>
          </table:table-cell>
          <table:covered-table-cell/>
          <table:table-cell table:style-name="Tabella2.I19" office:value-type="currency" office:currency="EUR" office:value="33166.5">
            <text:p text:style-name="P19">€ 33.166,50</text:p>
          </table:table-cell>
        </table:table-row>
        <table:table-row>
          <table:table-cell table:style-name="Tabella2.A19" office:value-type="string">
            <text:p text:style-name="P21">Job2</text:p>
          </table:table-cell>
          <table:table-cell table:style-name="Tabella2.B4" office:value-type="string">
            <text:p text:style-name="P23">0,72*30000€=21600€</text:p>
          </table:table-cell>
          <table:table-cell table:style-name="Tabella2.B4" office:value-type="string">
            <text:p text:style-name="P23"><text:s/>426,66€/h*35h=14933€</text:p>
          </table:table-cell>
          <table:table-cell table:style-name="Tabella2.B4" table:number-columns-spanned="3" office:value-type="string">
            <text:p text:style-name="P23">300€/h*25h=7500€</text:p>
          </table:table-cell>
          <table:covered-table-cell/>
          <table:covered-table-cell/>
          <table:table-cell table:style-name="Tabella2.B4" table:number-columns-spanned="2" office:value-type="string">
            <text:p text:style-name="P23">21600+14933,3+7500</text:p>
          </table:table-cell>
          <table:covered-table-cell/>
          <table:table-cell table:style-name="Tabella2.I19" office:value-type="currency" office:currency="EUR" office:value="44033">
            <text:p text:style-name="P19">€ 44.033,00</text:p>
          </table:table-cell>
        </table:table-row>
        <table:table-row>
          <table:table-cell table:style-name="Tabella2.A19" office:value-type="string">
            <text:p text:style-name="P21">Job3</text:p>
          </table:table-cell>
          <table:table-cell table:style-name="Tabella2.B4" office:value-type="string">
            <text:p text:style-name="P23">0,72*10000€=7200€</text:p>
          </table:table-cell>
          <table:table-cell table:style-name="Tabella2.B4" office:value-type="string">
            <text:p text:style-name="P23">426,66€/h*15h=6400€</text:p>
          </table:table-cell>
          <table:table-cell table:style-name="Tabella2.D21" table:number-columns-spanned="3" office:value-type="currency" office:currency="EUR" office:value="0">
            <text:p text:style-name="P23">€ 0,00</text:p>
          </table:table-cell>
          <table:covered-table-cell/>
          <table:covered-table-cell/>
          <table:table-cell table:style-name="Tabella2.B4" table:number-columns-spanned="2" office:value-type="string">
            <text:p text:style-name="P23">7200+6400+0</text:p>
          </table:table-cell>
          <table:covered-table-cell/>
          <table:table-cell table:style-name="Tabella2.I19" office:value-type="currency" office:currency="EUR" office:value="13600">
            <text:p text:style-name="P19">€ 13.600,00</text:p>
          </table:table-cell>
        </table:table-row>
        <table:table-row>
          <table:table-cell table:style-name="Tabella2.A14" office:value-type="string">
            <text:p text:style-name="P19">Costo Pieno Industriale</text:p>
          </table:table-cell>
          <table:table-cell table:style-name="Tabella2.A14" office:value-type="string">
            <text:p text:style-name="P20">MD</text:p>
          </table:table-cell>
          <table:table-cell table:style-name="Tabella2.A14" office:value-type="string">
            <text:p text:style-name="P20">LD</text:p>
          </table:table-cell>
          <table:table-cell table:style-name="Tabella2.A14" office:value-type="string">
            <text:p text:style-name="P20">OVH</text:p>
          </table:table-cell>
          <table:table-cell table:style-name="Tabella2.A14" table:number-columns-spanned="2" office:value-type="string">
            <text:p text:style-name="P20">Unità</text:p>
          </table:table-cell>
          <table:covered-table-cell/>
          <table:table-cell table:style-name="Tabella2.A14" table:number-columns-spanned="2" office:value-type="string">
            <text:p text:style-name="P20">CPI</text:p>
          </table:table-cell>
          <table:covered-table-cell/>
          <table:table-cell table:style-name="Tabella2.I22" office:value-type="string">
            <text:p text:style-name="P20">CPI/u</text:p>
          </table:table-cell>
        </table:table-row>
        <table:table-row>
          <table:table-cell table:style-name="Tabella2.A23" office:value-type="string">
            <text:p text:style-name="P21">M</text:p>
          </table:table-cell>
          <table:table-cell table:style-name="Tabella2.D21" office:value-type="currency" office:currency="EUR" office:value="44000">
            <text:p text:style-name="P17">€ 44.000,00</text:p>
          </table:table-cell>
          <table:table-cell table:style-name="Tabella2.D21" office:value-type="currency" office:currency="EUR" office:value="1040">
            <text:p text:style-name="P17">€ 1.040,00</text:p>
          </table:table-cell>
          <table:table-cell table:style-name="Tabella2.D21" office:value-type="currency" office:currency="EUR" office:value="33166.5">
            <text:p text:style-name="P17">€ 33.166,50</text:p>
          </table:table-cell>
          <table:table-cell table:style-name="Tabella2.B4" table:number-columns-spanned="2" office:value-type="string">
            <text:p text:style-name="P17">1250u</text:p>
          </table:table-cell>
          <table:covered-table-cell/>
          <table:table-cell table:style-name="Tabella2.B18" table:number-columns-spanned="2" office:value-type="currency" office:currency="EUR" office:value="78206.5">
            <text:p text:style-name="P20">€ 78.206,50</text:p>
          </table:table-cell>
          <table:covered-table-cell/>
          <table:table-cell table:style-name="Tabella2.I23" office:value-type="currency" office:currency="EUR" office:value="62.56">
            <text:p text:style-name="P20">€ 62,56</text:p>
          </table:table-cell>
        </table:table-row>
        <table:table-row table:style-name="Tabella2.24">
          <table:table-cell table:style-name="Tabella2.A19" office:value-type="string">
            <text:p text:style-name="P21">P</text:p>
          </table:table-cell>
          <table:table-cell table:style-name="Tabella2.B24" office:value-type="currency" office:currency="EUR" office:value="100750">
            <text:p text:style-name="P17">€ 100.750,00</text:p>
          </table:table-cell>
          <table:table-cell table:style-name="Tabella2.B24" office:value-type="currency" office:currency="EUR" office:value="1560">
            <text:p text:style-name="P17">€ 1.560,00</text:p>
          </table:table-cell>
          <table:table-cell table:style-name="Tabella2.B24" office:value-type="currency" office:currency="EUR" office:value="44033">
            <text:p text:style-name="P17">€ 44.033,00</text:p>
          </table:table-cell>
          <table:table-cell table:style-name="Tabella2.B8" table:number-columns-spanned="2" office:value-type="string">
            <text:p text:style-name="P17">1400u</text:p>
          </table:table-cell>
          <table:covered-table-cell/>
          <table:table-cell table:style-name="Tabella2.G24" table:number-columns-spanned="2" office:value-type="currency" office:currency="EUR" office:value="146343">
            <text:p text:style-name="P20">€ 146.343,00</text:p>
          </table:table-cell>
          <table:covered-table-cell/>
          <table:table-cell table:style-name="Tabella2.I24" office:value-type="currency" office:currency="EUR" office:value="104.53">
            <text:p text:style-name="P20">€ 104,53</text:p>
          </table:table-cell>
        </table:table-row>
        <table:table-row>
          <table:table-cell table:style-name="Tabella2.A14" office:value-type="string">
            <text:p text:style-name="P19">MP</text:p>
          </table:table-cell>
          <table:table-cell table:style-name="Tabella2.A14" office:value-type="string">
            <text:p text:style-name="P19">Silicio</text:p>
          </table:table-cell>
          <table:table-cell table:style-name="Tabella2.A14" office:value-type="string">
            <text:p text:style-name="P19">Argento</text:p>
          </table:table-cell>
          <table:table-cell table:style-name="Tabella2.I22" table:number-columns-spanned="3" office:value-type="string">
            <text:p text:style-name="P19">Alluminio</text:p>
          </table:table-cell>
          <table:covered-table-cell/>
          <table:covered-table-cell/>
          <table:table-cell table:style-name="Tabella2.G18" table:number-columns-spanned="3" office:value-type="string">
            <text:p text:style-name="P20">Totale</text:p>
          </table:table-cell>
          <table:covered-table-cell/>
          <table:covered-table-cell/>
        </table:table-row>
        <table:table-row>
          <table:table-cell table:style-name="Tabella2.A8" office:value-type="string">
            <text:p text:style-name="P16"/>
          </table:table-cell>
          <table:table-cell table:style-name="Tabella2.B26" office:value-type="string">
            <text:p text:style-name="P17">200€*100kg</text:p>
          </table:table-cell>
          <table:table-cell table:style-name="Tabella2.B26" office:value-type="string">
            <text:p text:style-name="P17">187,5€*40kg</text:p>
          </table:table-cell>
          <table:table-cell table:style-name="Tabella2.A19" table:number-columns-spanned="3" office:value-type="string">
            <text:p text:style-name="P17">100€*40kg</text:p>
          </table:table-cell>
          <table:covered-table-cell/>
          <table:covered-table-cell/>
          <table:table-cell table:style-name="Tabella2.I24" table:number-rows-spanned="2" table:number-columns-spanned="3" office:value-type="currency" office:currency="EUR" office:value="31500">
            <text:p text:style-name="P20">€ 31.500,00</text:p>
          </table:table-cell>
          <table:covered-table-cell/>
          <table:covered-table-cell/>
        </table:table-row>
        <table:table-row>
          <table:table-cell table:style-name="Tabella2.A8" office:value-type="string">
            <text:p text:style-name="P21">Totale Parziale</text:p>
          </table:table-cell>
          <table:table-cell table:style-name="Tabella2.B27" office:value-type="currency" office:currency="EUR" office:value="20000">
            <text:p text:style-name="P17">€ 20.000,00</text:p>
          </table:table-cell>
          <table:table-cell table:style-name="Tabella2.B27" office:value-type="currency" office:currency="EUR" office:value="7500">
            <text:p text:style-name="P17">€ 7.500,00</text:p>
          </table:table-cell>
          <table:table-cell table:style-name="Tabella2.D27" table:number-columns-spanned="3" office:value-type="currency" office:currency="EUR" office:value="4000">
            <text:p text:style-name="P17">€ 4.000,00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14" office:value-type="string">
            <text:p text:style-name="P19">WIP</text:p>
          </table:table-cell>
          <table:table-cell table:style-name="Tabella2.A14" office:value-type="string">
            <text:p text:style-name="P19">MD</text:p>
          </table:table-cell>
          <table:table-cell table:style-name="Tabella2.A14" office:value-type="string">
            <text:p text:style-name="P19">LD</text:p>
          </table:table-cell>
          <table:table-cell table:style-name="Tabella2.A14" table:number-columns-spanned="3" office:value-type="string">
            <text:p text:style-name="P19">OVH</text:p>
          </table:table-cell>
          <table:covered-table-cell/>
          <table:covered-table-cell/>
          <table:table-cell table:style-name="Tabella2.G18" table:number-columns-spanned="3" office:value-type="string">
            <text:p text:style-name="P20">Totale</text:p>
          </table:table-cell>
          <table:covered-table-cell/>
          <table:covered-table-cell/>
        </table:table-row>
        <table:table-row>
          <table:table-cell table:style-name="Tabella2.A8" office:value-type="string">
            <text:p text:style-name="P21">JOB 3</text:p>
          </table:table-cell>
          <table:table-cell table:style-name="Tabella2.B29" office:value-type="string">
            <text:p text:style-name="P20">€ 13.750,00€</text:p>
          </table:table-cell>
          <table:table-cell table:style-name="Tabella2.C29" office:value-type="currency" office:currency="EUR" office:value="390">
            <text:p text:style-name="P20">€ 390,00</text:p>
          </table:table-cell>
          <table:table-cell table:style-name="Tabella2.C29" table:number-columns-spanned="3" office:value-type="currency" office:currency="EUR" office:value="13600">
            <text:p text:style-name="P20">€ 13.600,00</text:p>
          </table:table-cell>
          <table:covered-table-cell/>
          <table:covered-table-cell/>
          <table:table-cell table:style-name="Tabella2.I24" table:number-columns-spanned="3" office:value-type="currency" office:currency="EUR" office:value="27740">
            <text:p text:style-name="P20">€ 27.740,00</text:p>
          </table:table-cell>
          <table:covered-table-cell/>
          <table:covered-table-cell/>
        </table:table-row>
        <table:table-row>
          <table:table-cell table:style-name="Tabella2.A14" office:value-type="string">
            <text:p text:style-name="P19">PF (FIFO)</text:p>
          </table:table-cell>
          <table:table-cell table:style-name="Tabella2.A14" office:value-type="string">
            <text:p text:style-name="P19">Giacenza</text:p>
          </table:table-cell>
          <table:table-cell table:style-name="Tabella2.I22" office:value-type="string">
            <text:p text:style-name="P19">Prodotti</text:p>
          </table:table-cell>
          <table:table-cell table:style-name="Tabella2.D30" table:number-columns-spanned="3" office:value-type="string">
            <text:p text:style-name="P19">Venduti</text:p>
          </table:table-cell>
          <table:covered-table-cell/>
          <table:covered-table-cell/>
          <table:table-cell table:style-name="Tabella2.G30" table:number-columns-spanned="3" office:value-type="string">
            <text:p text:style-name="P20">Totale</text:p>
          </table:table-cell>
          <table:covered-table-cell/>
          <table:covered-table-cell/>
        </table:table-row>
        <table:table-row>
          <table:table-cell table:style-name="Tabella2.A31" office:value-type="string">
            <text:p text:style-name="P21">M</text:p>
          </table:table-cell>
          <table:table-cell table:style-name="Tabella2.B31" office:value-type="string">
            <text:p text:style-name="P17">900u=63000€</text:p>
            <text:p text:style-name="P17">CPI=70€/u</text:p>
          </table:table-cell>
          <table:table-cell table:style-name="Tabella2.B31" office:value-type="string">
            <text:p text:style-name="P17">1250u=78206,5€</text:p>
            <text:p text:style-name="P17">CPI=62,56€/u</text:p>
          </table:table-cell>
          <table:table-cell table:style-name="Tabella2.B31" table:number-columns-spanned="3" office:value-type="string">
            <text:p text:style-name="P17">800u</text:p>
          </table:table-cell>
          <table:covered-table-cell/>
          <table:covered-table-cell/>
          <table:table-cell table:style-name="Tabella2.B31" office:value-type="string">
            <text:p text:style-name="P24">(100u*70€)+(1250u*62,56€/u)</text:p>
          </table:table-cell>
          <table:table-cell table:style-name="Tabella2.I23" table:number-columns-spanned="2" office:value-type="currency" office:currency="EUR" office:value="85200">
            <text:p text:style-name="P20">€ 85.200,00</text:p>
          </table:table-cell>
          <table:covered-table-cell/>
        </table:table-row>
        <table:table-row>
          <table:table-cell table:style-name="Tabella2.B26" office:value-type="string">
            <text:p text:style-name="P21">P</text:p>
          </table:table-cell>
          <table:table-cell table:style-name="Tabella2.B32" office:value-type="string">
            <text:p text:style-name="P17">650u=78000€</text:p>
            <text:p text:style-name="P17">CPI=120€/u</text:p>
          </table:table-cell>
          <table:table-cell table:style-name="Tabella2.B32" office:value-type="string">
            <text:p text:style-name="P17">1400u=146343€</text:p>
            <text:p text:style-name="P17">CPI=104,53€/u</text:p>
          </table:table-cell>
          <table:table-cell table:style-name="Tabella2.B32" table:number-columns-spanned="3" office:value-type="string">
            <text:p text:style-name="P3">1200u</text:p>
          </table:table-cell>
          <table:covered-table-cell/>
          <table:covered-table-cell/>
          <table:table-cell table:style-name="Tabella2.B32" office:value-type="string">
            <text:p text:style-name="P24">850u*104,53€/u</text:p>
          </table:table-cell>
          <table:table-cell table:style-name="Tabella2.I24" table:number-columns-spanned="2" office:value-type="currency" office:currency="EUR" office:value="88850">
            <text:p text:style-name="P20">€ 88.850,00</text:p>
          </table:table-cell>
          <table:covered-table-cell/>
        </table:table-row>
      </table:table>
      <text:p text:style-name="Standard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 Light" svg:font-family="'Calibri Light'"/>
    <style:font-face style:name="OpenSymbol" svg:font-family="OpenSymbol"/>
    <style:font-face style:name="verdana" svg:font-family="verdana, Arial, sans-serif"/>
    <style:font-face style:name="Arial2" svg:font-family="Arial" style:font-family-generic="swiss"/>
    <style:font-face style:name="Calibri1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 style:master-page-name="">
      <style:paragraph-properties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11-13T20:08:17.04</meta:creation-date>
    <meta:editing-duration>PT6H14M45S</meta:editing-duration>
    <meta:editing-cycles>73</meta:editing-cycles>
    <meta:generator>OpenOffice/4.1.6$Win32 OpenOffice.org_project/416m1$Build-9790</meta:generator>
    <dc:date>2020-11-15T14:55:51.50</dc:date>
    <meta:document-statistic meta:table-count="2" meta:image-count="0" meta:object-count="0" meta:page-count="3" meta:paragraph-count="280" meta:word-count="570" meta:character-count="3639"/>
  </office:meta>
</office:document-meta>
</file>